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Helvetica Neue" svg:font-family="'Helvetica Neue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13.686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5.685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6.603cm"/>
    </style:style>
    <style:style style:name="co11" style:family="table-column">
      <style:table-column-properties fo:break-before="auto" style:column-width="1.431cm"/>
    </style:style>
    <style:style style:name="co12" style:family="table-column">
      <style:table-column-properties fo:break-before="auto" style:column-width="7.743cm"/>
    </style:style>
    <style:style style:name="co13" style:family="table-column">
      <style:table-column-properties fo:break-before="auto" style:column-width="1.3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color="#000000" style:font-name="Helvetica Neue" fo:font-size="12pt" fo:language="none" fo:country="none" fo:font-weight="bold" style:font-name-asian="Helvetica" style:font-size-asian="12pt" style:language-asian="none" style:country-asian="none" style:font-weight-asian="bold" style:font-name-complex="Helvetica" style:font-size-complex="12pt" style:language-complex="none" style:country-complex="none" style:font-weight-complex="bold"/>
    </style:style>
    <style:style style:name="ce5" style:family="table-cell" style:parent-style-name="Default">
      <style:text-properties fo:color="#103cc0" style:text-outline="false" style:text-line-through-style="none" style:text-line-through-type="none" style:font-name="Helvetica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7pt" style:language-asian="none" style:country-asian="none" style:font-style-asian="normal" style:font-weight-asian="normal" style:font-name-complex="Helvetica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103cc0" style:font-name="Helvetica" fo:font-size="7pt" fo:language="none" fo:country="none" style:font-name-asian="Helvetica" style:font-size-asian="7pt" style:language-asian="none" style:country-asian="none" style:font-name-complex="Helvetica" style:font-size-complex="7pt" style:language-complex="none" style:country-complex="none"/>
    </style:style>
    <style:style style:name="ce7" style:family="table-cell" style:parent-style-name="Default" style:data-style-name="N10107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07">
      <style:text-properties style:font-name="Helvetica Neue" fo:font-size="8pt" style:font-size-asian="8pt" style:font-size-complex="8pt"/>
    </style:style>
    <style:style style:name="ce9" style:family="table-cell" style:parent-style-name="Default" style:data-style-name="N10107">
      <style:text-properties fo:font-size="8pt" style:font-size-asian="8pt" style:font-size-complex="8pt"/>
    </style:style>
    <style:style style:name="ce10" style:family="table-cell" style:parent-style-name="Default" style:data-style-name="N10107"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style:font-name="Helvetica Neue" fo:font-size="12pt" style:font-size-asian="12pt" style:font-size-complex="12pt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0000" style:font-name="Helvetica" fo:font-size="8pt" fo:language="none" fo:country="none" style:font-name-asian="Helvetica" style:font-size-asian="8pt" style:language-asian="none" style:country-asian="none" style:font-name-complex="Helvetica" style:font-size-complex="8pt" style:language-complex="none" style:country-complex="none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Helvetica Neu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7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7pt" style:font-size-asian="7pt" style:font-size-complex="7pt"/>
    </style:style>
    <style:style style:name="ce18" style:family="table-cell" style:parent-style-name="Default">
      <style:text-properties style:font-name="Arial" fo:font-size="7pt" style:font-size-asian="7pt" style:font-size-complex="7pt"/>
    </style:style>
    <style:style style:name="ce19" style:family="table-cell" style:parent-style-name="Default">
      <style:text-properties fo:font-size="7pt" style:font-size-asian="7pt" style:font-size-complex="7pt"/>
    </style:style>
    <style:style style:name="T1" style:family="text">
      <style:text-properties style:text-position="0% 100%" style:font-name-asian="Helvetica" style:font-name-complex="Helvetica" style:font-size-asian="7pt" style:font-size-complex="7pt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" style:font-name-complex="Helvetic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PingFang SC" style:font-name-complex="Arial Unicode M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ke par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example URL</text:p>
          </table:table-cell>
          <table:table-cell table:style-name="ce7" office:value-type="string" calcext:value-type="string">
            <text:p><text:span text:style-name="T2">example </text:span><text:span text:style-name="T3">price</text:span></text:p>
          </table:table-cell>
          <table:table-cell table:style-name="ce1" office:value-type="string" calcext:value-type="string">
            <text:p>Aliexpress URL</text:p>
          </table:table-cell>
          <table:table-cell table:style-name="ce1" office:value-type="string" calcext:value-type="string">
            <text:p><text:span text:style-name="T4">Aliexpress </text:span>price</text:p>
          </table:table-cell>
          <table:table-cell table:style-name="ce12" table:number-columns-repeated="1017"/>
        </table:table-row>
        <table:table-row table:style-name="ro1">
          <table:table-cell table:style-name="ce2" office:value-type="string" calcext:value-type="string">
            <text:p>Derailleur cable with hose &amp; ends</text:p>
          </table:table-cell>
          <table:table-cell table:style-name="ce5" office:value-type="string" calcext:value-type="string">
            <text:p><text:a xlink:href="https://www.bikester.be/706991.html" xlink:type="simple">https://www.bikester.be/706991.html</text:a></text:p>
          </table:table-cell>
          <table:table-cell table:style-name="ce8" office:value-type="currency" office:currency="EUR" office:value="7.99" calcext:value-type="currency">
            <text:p>7.99 €</text:p>
          </table:table-cell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able adjuster</text:p>
          </table:table-cell>
          <table:table-cell table:style-name="ce6" office:value-type="string" calcext:value-type="string">
            <text:p><text:span text:style-name="T1"><text:a xlink:href="https://www.bikester.be/jagwire-index-adjusting-barrel-kruk-en-trapas-accessoires-zwart-zilver-626630.html" xlink:type="simple">https://www.bikester.be/jagwire-index-adjusting-barrel-kruk-en-trapas-accessoires-zwart-zilver-626630.html</text:a></text:span></text:p>
          </table:table-cell>
          <table:table-cell office:value-type="currency" office:currency="EUR" office:value="5.95" calcext:value-type="currency">
            <text:p>5.95 €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or</text:p>
          </table:table-cell>
          <table:table-cell table:style-name="ce6" office:value-type="string" calcext:value-type="string">
            <text:p><text:span text:style-name="T1"><text:a xlink:href="https://www.bikester.be/fietsaccessoires/fietscomputers/fietscomputers-accessoires/321498.html" xlink:type="simple">https://www.bikester.be/fietsaccessoires/fietscomputers/fietscomputers-accessoires/321498.html</text:a></text:span>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net</text:p>
          </table:table-cell>
          <table:table-cell table:style-name="ce6" office:value-type="string" calcext:value-type="string">
            <text:p><text:span text:style-name="T1"><text:a xlink:href="https://www.conrad.be/p/tru-components-d10t5-m3-permanente-magneet-ring-n35-grenstemperatuur-max-80-c-1568107" xlink:type="simple">https://www.conrad.be/p/tru-components-d10t5-m3-permanente-magneet-ring-n35-grenstemperatuur-max-80-c-1568107</text:a></text:span></text:p>
          </table:table-cell>
          <table:table-cell office:value-type="currency" office:currency="EUR" office:value="2.12" calcext:value-type="currency">
            <text:p>2.12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table:formula="of:=SUM([.C2:.C5])" office:value-type="currency" office:currency="EUR" office:value="20.56" calcext:value-type="currency">
            <text:p>20.56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lectronics" table:style-name="ta1"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9"/>
        <table:table-column table:style-name="co12" table:default-cell-style-name="ce19"/>
        <table:table-column table:style-name="co13" table:default-cell-style-name="ce9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5" office:value-type="string" calcext:value-type="string">
            <text:p>recommended brand&amp;type</text:p>
          </table:table-cell>
          <table:table-cell table:style-name="ce4" office:value-type="string" calcext:value-type="string">
            <text:p>picture</text:p>
          </table:table-cell>
          <table:table-cell table:style-name="ce4" office:value-type="string" calcext:value-type="string">
            <text:p>example URL</text:p>
          </table:table-cell>
          <table:table-cell table:style-name="ce7" office:value-type="string" calcext:value-type="string">
            <text:p><text:span text:style-name="T3">price</text:span></text:p>
          </table:table-cell>
          <table:table-cell table:style-name="ce1" office:value-type="string" calcext:value-type="string">
            <text:p>AliExpress URL*</text:p>
          </table:table-cell>
          <table:table-cell table:style-name="ce7" office:value-type="string" calcext:value-type="string">
            <text:p>price</text:p>
          </table:table-cell>
          <table:table-cell table:style-name="ce12" table:number-columns-repeated="1017"/>
        </table:table-row>
        <table:table-row table:style-name="ro2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Power HD 1501MG</text:p>
          </table:table-cell>
          <table:table-cell table:style-name="ce14"/>
          <table:table-cell table:style-name="ce16" office:value-type="string" calcext:value-type="string">
            <text:p><text:a xlink:href="https://www.amazon.com/Ktyssp-Power-1501MG-Torque-Servo/dp/B07SG87V4W" xlink:type="simple">https://www.amazon.com/Ktyssp-Power-1501MG-Torque-Servo/dp/B07SG87V4W</text:a></text:p>
            <text:p><text:a xlink:href="https://www.amazon.com/-/de/dp/B07SBW4W7Q/" xlink:type="simple">https://www.amazon.com/-/de/dp/B07SBW4W7Q/</text:a></text:p>
          </table:table-cell>
          <table:table-cell office:value-type="currency" office:currency="EUR" office:value="24.98" calcext:value-type="currency">
            <text:p>24.98 €</text:p>
          </table:table-cell>
          <table:table-cell office:value-type="string" calcext:value-type="string">
            <text:p><text:a xlink:href="https://s.click.aliexpress.com/e/_dVdMwgI" xlink:type="simple">https://s.click.aliexpress.com/e/_dVdMwgI</text:a></text:p>
          </table:table-cell>
          <table:table-cell office:value-type="currency" office:currency="EUR" office:value="10.67" calcext:value-type="currency">
            <text:p>10.67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duino Nano or 100% compatible</text:p>
          </table:table-cell>
          <table:table-cell table:style-name="ce2" office:value-type="string" calcext:value-type="string">
            <text:p>ATmega 328 (code A000005)</text:p>
          </table:table-cell>
          <table:table-cell table:style-name="ce14"/>
          <table:table-cell table:style-name="ce16" office:value-type="string" calcext:value-type="string">
            <text:p><text:a xlink:href="https://www.conrad.be/p/arduino-board-nano-atmega328-1172623" xlink:type="simple">https://www.conrad.be/p/arduino-board-nano-atmega328-1172623</text:a></text:p>
          </table:table-cell>
          <table:table-cell office:value-type="currency" office:currency="EUR" office:value="23.49" calcext:value-type="currency">
            <text:p>23.49 €</text:p>
          </table:table-cell>
          <table:table-cell office:value-type="string" calcext:value-type="string">
            <text:p><text:a xlink:href="https://s.click.aliexpress.com/e/_dZPwkR8" xlink:type="simple">https://s.click.aliexpress.com/e/_dZPwkR8</text:a></text:p>
          </table:table-cell>
          <table:table-cell office:value-type="currency" office:currency="EUR" office:value="2.07" calcext:value-type="currency">
            <text:p>2.07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ggle switch (on)off(on)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apem-5537a-55370003-tuimelschakelaar-250-vac-3-a-1x-aanuitaan-moment0moment-1-stuks-700351" xlink:type="simple">https://www.conrad.be/p/apem-5537a-55370003-tuimelschakelaar-250-vac-3-a-1x-aanuitaan-moment0moment-1-stuks-700351</text:a></text:p>
          </table:table-cell>
          <table:table-cell office:value-type="currency" office:currency="EUR" office:value="2.68" calcext:value-type="currency">
            <text:p>2.68 €</text:p>
          </table:table-cell>
          <table:table-cell office:value-type="string" calcext:value-type="string">
            <text:p><text:a xlink:href="https://s.click.aliexpress.com/e/_dTNvhgW" xlink:type="simple">https://s.click.aliexpress.com/e/_dTNvhgW</text:a> (5PC)</text:p>
          </table:table-cell>
          <table:table-cell office:value-type="currency" office:currency="EUR" office:value="5.21" calcext:value-type="currency">
            <text:p>5.2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CB board (island contacts)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rademacher-wr-typ-811-2-printplaat-hardpapier-l-x-b-100-mm-x-75-mm-35-m-rastermaat-254-mm-inhoud-1-stuks-529580" xlink:type="simple">https://www.conrad.be/p/rademacher-wr-typ-811-2-printplaat-hardpapier-l-x-b-100-mm-x-75-mm-35-m-rastermaat-254-mm-inhoud-1-stuks-529580</text:a></text:p>
          </table:table-cell>
          <table:table-cell office:value-type="currency" office:currency="EUR" office:value="2.9" calcext:value-type="currency">
            <text:p>2.90 €</text:p>
          </table:table-cell>
          <table:table-cell office:value-type="string" calcext:value-type="string">
            <text:p><text:a xlink:href="https://s.click.aliexpress.com/e/_d73hrcW" xlink:type="simple">https://s.click.aliexpress.com/e/_d73hrcW</text:a></text:p>
          </table:table-cell>
          <table:table-cell office:value-type="currency" office:currency="EUR" office:value="1.1" calcext:value-type="currency">
            <text:p>1.10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X resistor 470 ohms 1/4W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te-connectivity-rox2sj470r-metaalfilmweerstand-470-axiaal-bedraad-2-w-5-1-stuks-1677278" xlink:type="simple">https://www.conrad.be/p/te-connectivity-rox2sj470r-metaalfilmweerstand-470-axiaal-bedraad-2-w-5-1-stuks-1677278</text:a></text:p>
          </table:table-cell>
          <table:table-cell office:value-type="currency" office:currency="EUR" office:value="0.22" calcext:value-type="currency">
            <text:p>0.22 €</text:p>
          </table:table-cell>
          <table:table-cell office:value-type="string" calcext:value-type="string">
            <text:p><text:a xlink:href="https://s.click.aliexpress.com/e/_dYAoMHM" xlink:type="simple">https://s.click.aliexpress.com/e/_dYAoMHM</text:a> (20PC)</text:p>
          </table:table-cell>
          <table:table-cell office:value-type="currency" office:currency="EUR" office:value="0.48" calcext:value-type="currency">
            <text:p>0.48 €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resistor 220 ohms 1/4W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te-connectivity-rox3sj220r-metaalfilmweerstand-220-axiaal-bedraad-3-w-5-1-stuks-1676926" xlink:type="simple">https://www.conrad.be/p/te-connectivity-rox3sj220r-metaalfilmweerstand-220-axiaal-bedraad-3-w-5-1-stuks-1676926</text:a> 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string" calcext:value-type="string">
            <text:p><text:a xlink:href="https://s.click.aliexpress.com/e/_dYAoMHM" xlink:type="simple">https://s.click.aliexpress.com/e/_dYAoMHM</text:a> (20PC)</text:p>
          </table:table-cell>
          <table:table-cell office:value-type="currency" office:currency="EUR" office:value="0.48" calcext:value-type="currency">
            <text:p>0.48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sh-button w/ Led</text:p>
          </table:table-cell>
          <table:table-cell table:style-name="ce2" office:value-type="string" calcext:value-type="string">
            <text:p>Velleman R1396B</text:p>
          </table:table-cell>
          <table:table-cell table:style-name="ce2" office:value-type="string" calcext:value-type="string">
            <text:p><text:s/>Pic_18.JPG</text:p>
          </table:table-cell>
          <table:table-cell table:style-name="ce16" office:value-type="string" calcext:value-type="string">
            <text:p><text:a xlink:href="https://www.gotron.be/miniatuur-drukschakelaar-met-rode-led-spst-off-on.html" xlink:type="simple">https://www.gotron.be/miniatuur-drukschakelaar-met-rode-led-spst-off-on.html</text:a></text:p>
          </table:table-cell>
          <table:table-cell office:value-type="currency" office:currency="EUR" office:value="4.2" calcext:value-type="currency">
            <text:p>4.20 €</text:p>
          </table:table-cell>
          <table:table-cell/>
          <table:table-cell office:value-type="currency" office:currency="EUR" office:value="4.2" calcext:value-type="currency">
            <text:p>4.20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zzer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conrad-components-miniatuurzoemer-geluidsontwikkeling-85-db-spanning-5-v-1-stuks-1511468" xlink:type="simple">https://www.conrad.be/p/conrad-components-miniatuurzoemer-geluidsontwikkeling-85-db-spanning-5-v-1-stuks-1511468</text:a> </text:p>
          </table:table-cell>
          <table:table-cell office:value-type="currency" office:currency="EUR" office:value="0.67" calcext:value-type="currency">
            <text:p>0.67 €</text:p>
          </table:table-cell>
          <table:table-cell office:value-type="string" calcext:value-type="string">
            <text:p><text:span text:style-name="T5"><text:a xlink:href="https://s.click.aliexpress.com/e/_dXHzsWI" xlink:type="simple">https://s.click.aliexpress.com/e/_dXHzsWI</text:a></text:span><text:span text:style-name="T5"> (10PC)</text:span></text:p>
          </table:table-cell>
          <table:table-cell office:value-type="currency" office:currency="EUR" office:value="0.84" calcext:value-type="currency">
            <text:p>0.8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lex multicab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flatcable-10p-gekleurd.html" xlink:type="simple">https://www.gotron.be/flatcable-10p-gekleurd.html</text:a> </text:p>
          </table:table-cell>
          <table:table-cell office:value-type="currency" office:currency="EUR" office:value="1.16" calcext:value-type="currency">
            <text:p>1.16 €</text:p>
          </table:table-cell>
          <table:table-cell office:value-type="string" calcext:value-type="string">
            <text:p><text:a xlink:href="https://s.click.aliexpress.com/e/_dWd2n1s" xlink:type="simple">https://s.click.aliexpress.com/e/_dWd2n1s</text:a> (1m)</text:p>
          </table:table-cell>
          <table:table-cell office:value-type="currency" office:currency="EUR" office:value="1.74" calcext:value-type="currency">
            <text:p>1.7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lid cab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soepele-montagedraad-set-90m.html" xlink:type="simple">https://www.gotron.be/soepele-montagedraad-set-90m.html</text:a></text:p>
          </table:table-cell>
          <table:table-cell office:value-type="currency" office:currency="EUR" office:value="8.95" calcext:value-type="currency">
            <text:p>8.95 €</text:p>
          </table:table-cell>
          <table:table-cell office:value-type="string" calcext:value-type="string">
            <text:p><text:a xlink:href="https://s.click.aliexpress.com/e/_dVI9d3I" xlink:type="simple">https://s.click.aliexpress.com/e/_dVI9d3I</text:a></text:p>
          </table:table-cell>
          <table:table-cell office:value-type="currency" office:currency="EUR" office:value="13.85" calcext:value-type="currency">
            <text:p>13.85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-pole cab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telefoniekabel-4-aders-voor-rj-connectoren-met-afscherming-zwart.html" xlink:type="simple">https://www.gotron.be/telefoniekabel-4-aders-voor-rj-connectoren-met-afscherming-zwart.html</text:a></text:p>
          </table:table-cell>
          <table:table-cell office:value-type="currency" office:currency="EUR" office:value="0.35" calcext:value-type="currency">
            <text:p>0.35 €</text:p>
          </table:table-cell>
          <table:table-cell/>
          <table:table-cell office:value-type="currency" office:currency="EUR" office:value="0.35" calcext:value-type="currency">
            <text:p>0.35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6V accupack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nimh-accupack-6-v-2200-mah-aa-penlite-z-soldeerlip-emmerich-readytouse-5aa-zlf-255070" xlink:type="simple">https://www.conrad.be/p/nimh-accupack-6-v-2200-mah-aa-penlite-z-soldeerlip-emmerich-readytouse-5aa-zlf-255070</text:a></text:p>
          </table:table-cell>
          <table:table-cell office:value-type="currency" office:currency="EUR" office:value="24.49" calcext:value-type="currency">
            <text:p>24.49 €</text:p>
          </table:table-cell>
          <table:table-cell office:value-type="string" calcext:value-type="string">
            <text:p><text:a xlink:href="https://s.click.aliexpress.com/e/_d6IRgAs" xlink:type="simple">https://s.click.aliexpress.com/e/_d6IRgAs</text:a> (2PC+Lader 3500mAH)</text:p>
          </table:table-cell>
          <table:table-cell office:value-type="currency" office:currency="EUR" office:value="12.83" calcext:value-type="currency">
            <text:p>12.83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.4V accupack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nimh-accupack-24-v-750-mah-aaa-potlood-z-soldeerlip-panasonic-eneloop-reihe-f1x2-251957" xlink:type="simple">https://www.conrad.be/p/nimh-accupack-24-v-750-mah-aaa-potlood-z-soldeerlip-panasonic-eneloop-reihe-f1x2-251957</text:a> </text:p>
          </table:table-cell>
          <table:table-cell office:value-type="currency" office:currency="EUR" office:value="8.18" calcext:value-type="currency">
            <text:p>8.18 €</text:p>
          </table:table-cell>
          <table:table-cell office:value-type="string" calcext:value-type="string">
            <text:p><text:a xlink:href="https://s.click.aliexpress.com/e/_dZB0umg" xlink:type="simple">https://s.click.aliexpress.com/e/_dZB0umg</text:a> (800mAH)</text:p>
          </table:table-cell>
          <table:table-cell office:value-type="currency" office:currency="EUR" office:value="5.84" calcext:value-type="currency">
            <text:p>5.8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ger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modelbouw-oplader-220-v-1-a-voltcraft-mw6168v-nicd-nimh-237739" xlink:type="simple">https://www.conrad.be/p/modelbouw-oplader-220-v-1-a-voltcraft-mw6168v-nicd-nimh-237739</text:a></text:p>
          </table:table-cell>
          <table:table-cell office:value-type="currency" office:currency="EUR" office:value="16.49" calcext:value-type="currency">
            <text:p>16.49 €</text:p>
          </table:table-cell>
          <table:table-cell/>
          <table:table-cell office:value-type="currency" office:currency="EUR" office:value="16.49" calcext:value-type="currency">
            <text:p>16.49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vo female connector (or row pin connectors)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extra-lange-afbreekbare-vergulde-contacten-16-pins-mannelijk-mannelijk-5-pcs.html" xlink:type="simple">https://www.gotron.be/extra-lange-afbreekbare-vergulde-contacten-16-pins-mannelijk-mannelijk-5-pcs.html</text:a></text:p>
          </table:table-cell>
          <table:table-cell office:value-type="currency" office:currency="EUR" office:value="3.94" calcext:value-type="currency">
            <text:p>3.94 €</text:p>
          </table:table-cell>
          <table:table-cell/>
          <table:table-cell office:value-type="currency" office:currency="EUR" office:value="3.94" calcext:value-type="currency">
            <text:p>3.9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no jack male plug 3.5mm</text:p>
          </table:table-cell>
          <table:table-cell table:style-name="ce14"/>
          <table:table-cell table:style-name="ce2" office:value-type="string" calcext:value-type="string">
            <text:p>Pic_19.JPG</text:p>
          </table:table-cell>
          <table:table-cell table:style-name="ce16" office:value-type="string" calcext:value-type="string">
            <text:p><text:a xlink:href="https://www.conrad.be/p/tru-components-jackplug-35-mm-stekker-recht-aantal-polen-2-mono-zwart-1-stuks-1564577" xlink:type="simple">https://www.conrad.be/p/tru-components-jackplug-35-mm-stekker-recht-aantal-polen-2-mono-zwart-1-stuks-1564577</text:a></text:p>
          </table:table-cell>
          <table:table-cell office:value-type="currency" office:currency="EUR" office:value="2.04" calcext:value-type="currency">
            <text:p>2.04 €</text:p>
          </table:table-cell>
          <table:table-cell office:value-type="string" calcext:value-type="string">
            <text:p><text:a xlink:href="https://s.click.aliexpress.com/e/_dTggrLQ" xlink:type="simple">https://s.click.aliexpress.com/e/_dTggrLQ</text:a> (2PC)</text:p>
          </table:table-cell>
          <table:table-cell office:value-type="currency" office:currency="EUR" office:value="1.58" calcext:value-type="currency">
            <text:p>1.58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no jack female chassis 3.5mm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bkl-electronic-072314-jackplug-35-mm-bus-inbouw-verticaal-aantal-polen-2-mono-zilver-1-stuks-733121" xlink:type="simple">https://www.conrad.be/p/bkl-electronic-072314-jackplug-35-mm-bus-inbouw-verticaal-aantal-polen-2-mono-zilver-1-stuks-733121</text:a> </text:p>
          </table:table-cell>
          <table:table-cell office:value-type="currency" office:currency="EUR" office:value="1.4" calcext:value-type="currency">
            <text:p>1.40 €</text:p>
          </table:table-cell>
          <table:table-cell office:value-type="string" calcext:value-type="string">
            <text:p><text:a xlink:href="https://s.click.aliexpress.com/e/_dV7PpWU" xlink:type="simple">https://s.click.aliexpress.com/e/_dV7PpWU</text:a> (10PC)</text:p>
          </table:table-cell>
          <table:table-cell office:value-type="currency" office:currency="EUR" office:value="3.31" calcext:value-type="currency">
            <text:p>3.3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ereo jack male plug 3.5mm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tru-components-jackplug-3.5-mm-stekker-recht-aantal-polen-3-stereo-zwart-1-stuk-s-1559784" xlink:type="simple">https://www.conrad.be/p/tru-components-jackplug-3.5-mm-stekker-recht-aantal-polen-3-stereo-zwart-1-stuk-s-1559784</text:a></text:p>
          </table:table-cell>
          <table:table-cell office:value-type="currency" office:currency="EUR" office:value="0.74" calcext:value-type="currency">
            <text:p>0.74 €</text:p>
          </table:table-cell>
          <table:table-cell office:value-type="string" calcext:value-type="string">
            <text:p><text:a xlink:href="https://s.click.aliexpress.com/e/_d7M1EzE" xlink:type="simple">https://s.click.aliexpress.com/e/_d7M1EzE</text:a> (5PC)</text:p>
          </table:table-cell>
          <table:table-cell office:value-type="currency" office:currency="EUR" office:value="0.51" calcext:value-type="currency">
            <text:p>0.5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ereo jack 3.5 PCB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cliff-fcr1295-jackplug-35-mm-bus-inbouw-horizontaal-aantal-polen-3-stereo-zwart-1-stuks-705830" xlink:type="simple">https://www.conrad.be/p/cliff-fcr1295-jackplug-35-mm-bus-inbouw-horizontaal-aantal-polen-3-stereo-zwart-1-stuks-705830</text:a></text:p>
          </table:table-cell>
          <table:table-cell office:value-type="currency" office:currency="EUR" office:value="2.82" calcext:value-type="currency">
            <text:p>2.82 €</text:p>
          </table:table-cell>
          <table:table-cell office:value-type="string" calcext:value-type="string">
            <text:p><text:a xlink:href="https://s.click.aliexpress.com/e/_Bf8PyEsY" xlink:type="simple">https://s.click.aliexpress.com/e/_Bf8PyEsY</text:a> (10PC)</text:p>
          </table:table-cell>
          <table:table-cell office:value-type="currency" office:currency="EUR" office:value="2.72" calcext:value-type="currency">
            <text:p>2.72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ger plug chassis 5.5x2.5mm</text:p>
          </table:table-cell>
          <table:table-cell table:style-name="ce14"/>
          <table:table-cell table:style-name="ce2" office:value-type="string" calcext:value-type="string">
            <text:p>Pic_20.JPG</text:p>
          </table:table-cell>
          <table:table-cell table:style-name="ce16" office:value-type="string" calcext:value-type="string">
            <text:p><text:a xlink:href="https://www.conrad.be/p/cliff-scd-026a-laagspannings-connector-bus-inbouw-verticaal-55-mm-25-mm-1-stuks-735627" xlink:type="simple">https://www.conrad.be/p/cliff-scd-026a-laagspannings-connector-bus-inbouw-verticaal-55-mm-25-mm-1-stuks-735627</text:a></text:p>
          </table:table-cell>
          <table:table-cell office:value-type="currency" office:currency="EUR" office:value="3.25" calcext:value-type="currency">
            <text:p>3.25 €</text:p>
          </table:table-cell>
          <table:table-cell office:value-type="string" calcext:value-type="string">
            <text:p><text:a xlink:href="https://s.click.aliexpress.com/e/_dZiBm3W" xlink:type="simple">https://s.click.aliexpress.com/e/_dZiBm3W</text:a> (w/ waterproof)</text:p>
          </table:table-cell>
          <table:table-cell office:value-type="currency" office:currency="EUR" office:value="1.92" calcext:value-type="currency">
            <text:p>1.92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uble pole key-switch (19mm diameter)</text:p>
          </table:table-cell>
          <table:table-cell table:style-name="ce14"/>
          <table:table-cell table:style-name="ce2" office:value-type="string" calcext:value-type="string">
            <text:p>Pic_21.JPG</text:p>
          </table:table-cell>
          <table:table-cell table:style-name="ce16" office:value-type="string" calcext:value-type="string">
            <text:p><text:a xlink:href="https://www.gotron.be/sleutelschakelaar-dubbelpolig-on-off-2a-250v-d-19mm.html" xlink:type="simple">https://www.gotron.be/sleutelschakelaar-dubbelpolig-on-off-2a-250v-d-19mm.html</text:a></text:p>
          </table:table-cell>
          <table:table-cell office:value-type="currency" office:currency="EUR" office:value="7.5" calcext:value-type="currency">
            <text:p>7.50 €</text:p>
          </table:table-cell>
          <table:table-cell office:value-type="string" calcext:value-type="string">
            <text:p><text:a xlink:href="https://s.click.aliexpress.com/e/_d7c1by8" xlink:type="simple">https://s.click.aliexpress.com/e/_d7c1by8</text:a> </text:p>
          </table:table-cell>
          <table:table-cell office:value-type="currency" office:currency="EUR" office:value="3.54" calcext:value-type="currency">
            <text:p>3.5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 chassis male 4-pole</text:p>
          </table:table-cell>
          <table:table-cell table:style-name="ce14"/>
          <table:table-cell table:style-name="ce2" office:value-type="string" calcext:value-type="string">
            <text:p>Pic_22.JPG</text:p>
          </table:table-cell>
          <table:table-cell table:style-name="ce16" office:value-type="string" calcext:value-type="string">
            <text:p><text:a xlink:href="https://www.gotron.be/4-polige-cb-din-stekker-mannelijk-chassismontage.html" xlink:type="simple">https://www.gotron.be/4-polige-cb-din-stekker-mannelijk-chassismontage.html</text:a></text:p>
          </table:table-cell>
          <table:table-cell office:value-type="currency" office:currency="EUR" office:value="1.75" calcext:value-type="currency">
            <text:p>1.75 €</text:p>
          </table:table-cell>
          <table:table-cell office:value-type="string" calcext:value-type="string">
            <text:p><text:a xlink:href="https://s.click.aliexpress.com/e/_dY64CCY" xlink:type="simple">https://s.click.aliexpress.com/e/_dY64CCY</text:a> (set w/ pastic lid cap)</text:p>
          </table:table-cell>
          <table:table-cell office:value-type="currency" office:currency="EUR" office:value="0.74" calcext:value-type="currency">
            <text:p>0.7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 plug female 4-po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4-polige-cb-din-stekker-vrouwelijk-kabelmontage.html" xlink:type="simple">https://www.gotron.be/4-polige-cb-din-stekker-vrouwelijk-kabelmontage.html</text:a></text:p>
          </table:table-cell>
          <table:table-cell office:value-type="currency" office:currency="EUR" office:value="1.75" calcext:value-type="currency">
            <text:p>1.75 €</text:p>
          </table:table-cell>
          <table:table-cell office:value-type="string" calcext:value-type="string">
            <text:p>(already incl. In above)</text:p>
          </table:table-cell>
          <table:table-cell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rew terminals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lusterklem-1-5-6mm-15a-in-latten-van-12-polen.html" xlink:type="simple">https://www.gotron.be/lusterklem-1-5-6mm-15a-in-latten-van-12-polen.html</text:a></text:p>
          </table:table-cell>
          <table:table-cell office:value-type="currency" office:currency="EUR" office:value="1.21" calcext:value-type="currency">
            <text:p>1.21 €</text:p>
          </table:table-cell>
          <table:table-cell/>
          <table:table-cell office:value-type="currency" office:currency="EUR" office:value="1.21" calcext:value-type="currency">
            <text:p>1.2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 metal screw 3mm (if the one that comes with the servo is not long enough)</text:p>
          </table:table-cell>
          <table:table-cell table:style-name="ce14"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2" office:value-type="string" calcext:value-type="string">
            <text:p>4 self-tapping wood screws to mount the servo (3mm)</text:p>
          </table:table-cell>
          <table:table-cell table:style-name="ce14"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2" office:value-type="string" calcext:value-type="string">
            <text:p>6 self-tapping wood screw to mount the BigBox top (2.5mm)</text:p>
          </table:table-cell>
          <table:table-cell table:style-name="ce14" table:number-columns-repeated="2"/>
          <table:table-cell table:style-name="ce17"/>
          <table:table-cell table:number-columns-repeated="1020"/>
        </table:table-row>
        <table:table-row table:style-name="ro3">
          <table:table-cell/>
          <table:table-cell table:style-name="ce14" table:number-columns-repeated="2"/>
          <table:table-cell table:style-name="ce17"/>
          <table:table-cell table:style-name="ce10" table:formula="of:=SUM([.E2:.E25])" office:value-type="currency" office:currency="EUR" office:value="145.28" calcext:value-type="currency">
            <text:p>145.28 €</text:p>
          </table:table-cell>
          <table:table-cell/>
          <table:table-cell table:style-name="ce10" table:formula="of:=SUM([.G2:.G28])" office:value-type="currency" office:currency="EUR" office:value="95.62" calcext:value-type="currency">
            <text:p>95.6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* The links above usually are affiliate links which support the project (no additional cost for you).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3">
          <table:table-cell table:number-columns-repeated="3"/>
          <table:table-cell table:style-name="ce18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Helvetica Neue" svg:font-family="'Helvetica Neue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CH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C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27T10:42:10.265982549</meta:creation-date>
    <dc:date>2020-08-30T01:15:10.691116325</dc:date>
    <meta:editing-duration>PT20H31M13S</meta:editing-duration>
    <meta:editing-cycles>25</meta:editing-cycles>
    <meta:generator>LibreOffice/7.0.0.3$MacOSX_X86_64 LibreOffice_project/8061b3e9204bef6b321a21033174034a5e2ea88e</meta:generator>
    <meta:document-statistic meta:table-count="2" meta:cell-count="154" meta:object-count="0"/>
    <meta:user-defined meta:name=""/>
  </office:meta>
</office:document-meta>
</file>